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E3000000D18071293D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paragraph-properties fo:text-align="end"/>
      <style:text-properties fo:font-size="8pt" style:font-size-asian="8pt" style:font-size-complex="8pt"/>
    </style:style>
    <style:style style:name="P4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3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3.626cm" svg:x="0.249cm" svg:y="0.278cm">
          <draw:image xlink:href="Pictures/20000002000001E3000000D18071293D.eps" xlink:type="simple" xlink:show="embed" xlink:actuate="onLoad">
            <text:p/>
          </draw:image>
        </draw:frame>
        <draw:frame draw:style-name="gr2" draw:layer="layout" svg:width="0.455cm" svg:height="0.388cm" svg:x="0.346cm" svg:y="0.97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55cm" svg:height="0.388cm" svg:x="0.346cm" svg:y="2.45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2" draw:layer="layout" svg:width="0.937cm" svg:height="0.911cm" svg:x="2.413cm" svg:y="1.523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3" draw:text-style-name="P2" draw:layer="layout" svg:width="1.2cm" svg:height="0.911cm" svg:x="2.324cm" svg:y="3.097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2" draw:layer="layout" svg:width="1.563cm" svg:height="0.388cm" svg:x="3.443cm" svg:y="0.97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1.375cm" svg:height="0.388cm" svg:x="3.458cm" svg:y="2.44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4" draw:layer="layout" svg:width="3.241cm" svg:height="1.141cm" svg:x="5.318cm" svg:y="0.386cm">
          <draw:text-box>
            <text:p text:style-name="P3"><text:span text:style-name="T3">نفی۔جمع گیٹ سے نفی گیٹ</text:span></text:p>
            <text:p text:style-name="P3"><text:span text:style-name="T3"><text:s/></text:span><text:span text:style-name="T3">کے بوولین عمل کا حصول</text:span></text:p>
          </draw:text-box>
        </draw:frame>
        <draw:frame draw:style-name="gr3" draw:text-style-name="P4" draw:layer="layout" svg:width="3.427cm" svg:height="1.141cm" svg:x="5.177cm" svg:y="2.491cm">
          <draw:text-box>
            <text:p text:style-name="P3"><text:span text:style-name="T3">نفی۔ضرب گیٹ سے نفی گیٹ</text:span></text:p>
            <text:p text:style-name="P3"><text:span text:style-name="T3"><text:s/></text:span><text:span text:style-name="T3">کے بوولین عمل کا حصول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19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2-02T10:02:39</dc:date>
    <dc:creator>kkk </dc:creator>
    <meta:editing-duration>PT14H50M12S</meta:editing-duration>
    <meta:editing-cycles>66</meta:editing-cycles>
    <meta:generator>LibreOffice/3.3$Linux LibreOffice_project/330m19$Build-401</meta:generator>
    <meta:document-statistic meta:object-count="9"/>
  </office:meta>
</office:document-meta>
</file>

<file path=Object 1/content.xml><?xml version="1.0" encoding="utf-8"?>
<math xmlns="http://www.w3.org/1998/Math/MathML">
  <semantics>
    <mi>A</mi>
    <annotation encoding="StarMath 5.0">A</annotation>
  </semantics>
</math>
</file>

<file path=Object 2/content.xml><?xml version="1.0" encoding="utf-8"?>
<math xmlns="http://www.w3.org/1998/Math/MathML">
  <semantics>
    <mrow>
      <mover accent="true">
        <mrow>
          <mi>A</mi>
          <mo stretchy="false">+</mo>
          <mi>A</mi>
        </mrow>
        <mo>¯</mo>
      </mover>
      <mo stretchy="false">=</mo>
      <mover accent="true">
        <mi>A</mi>
        <mo>¯</mo>
      </mover>
    </mrow>
    <annotation encoding="StarMath 5.0">overline{A+A}=overline{A}</annotation>
  </semantics>
</math>
</file>

<file path=Object 3/content.xml><?xml version="1.0" encoding="utf-8"?>
<math xmlns="http://www.w3.org/1998/Math/MathML">
  <semantics>
    <mrow>
      <mover accent="true">
        <mrow>
          <mi>A</mi>
          <mo stretchy="false">⋅</mo>
          <mi>A</mi>
        </mrow>
        <mo>¯</mo>
      </mover>
      <mo stretchy="false">=</mo>
      <mover accent="true">
        <mi>A</mi>
        <mo>¯</mo>
      </mover>
    </mrow>
    <annotation encoding="StarMath 5.0">overline{A cdot A}=overline{A}</annotation>
  </semantics>
</math>
</file>

<file path=Object 4/content.xml><?xml version="1.0" encoding="utf-8"?>
<math xmlns="http://www.w3.org/1998/Math/MathML">
  <semantics>
    <mi>A</mi>
    <annotation encoding="StarMath 5.0">A</annotation>
  </semantics>
</math>
</file>